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CC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4.683125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4.28625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84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11" table:default-cell-style-name="ce1"/>
        <table:table-column table:style-name="co3" table:number-columns-repeated="15371" table:default-cell-style-name="ce1"/>
        <table:table-row table:number-rows-repeated="23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6">
            <text:p>Users Requesting 1 <text:s/>map for each</text:p>
          </table:table-cell>
          <table:covered-table-cell table:number-columns-repeated="2"/>
          <table:table-cell table:number-columns-repeated="3" table:style-name="ce2"/>
          <table:table-cell table:number-columns-spanned="6" table:number-rows-spanned="1" table:style-name="ce7"/>
          <table:covered-table-cell table:number-columns-repeated="5"/>
          <table:table-cell table:number-columns-repeated="16371"/>
        </table:table-row>
        <table:table-row table:style-name="ro3">
          <table:table-cell office:value-type="string" table:style-name="ce3">
            <text:p>Number Users</text:p>
          </table:table-cell>
          <table:table-cell office:value-type="string" table:style-name="ce4">
            <text:p>Map Avg</text:p>
          </table:table-cell>
          <table:table-cell office:value-type="string" table:style-name="ce4">
            <text:p>Map 90%</text:p>
          </table:table-cell>
          <table:table-cell office:value-type="string" table:style-name="ce4">
            <text:p>Map Throughput</text:p>
          </table:table-cell>
          <table:table-cell table:number-columns-repeated="16380" table:style-name="ce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790" table:style-name="ce1">
            <text:p>790</text:p>
          </table:table-cell>
          <table:table-cell office:value-type="float" office:value="1350" table:style-name="ce1">
            <text:p>1350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1140" table:style-name="ce1">
            <text:p>1140</text:p>
          </table:table-cell>
          <table:table-cell office:value-type="float" office:value="1980" table:style-name="ce1">
            <text:p>1980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1490" table:style-name="ce1">
            <text:p>1490</text:p>
          </table:table-cell>
          <table:table-cell office:value-type="float" office:value="2610" table:style-name="ce1">
            <text:p>2610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1840" table:style-name="ce1">
            <text:p>1840</text:p>
          </table:table-cell>
          <table:table-cell office:value-type="float" office:value="3240" table:style-name="ce1">
            <text:p>3240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2190" table:style-name="ce1">
            <text:p>2190</text:p>
          </table:table-cell>
          <table:table-cell office:value-type="float" office:value="3870" table:style-name="ce1">
            <text:p>3870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2540" table:style-name="ce1">
            <text:p>2540</text:p>
          </table:table-cell>
          <table:table-cell office:value-type="float" office:value="4500" table:style-name="ce1">
            <text:p>4500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2890" table:style-name="ce1">
            <text:p>2890</text:p>
          </table:table-cell>
          <table:table-cell office:value-type="float" office:value="5130" table:style-name="ce1">
            <text:p>5130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89" table:style-name="ce2">
            <text:p>3089</text:p>
          </table:table-cell>
          <table:table-cell office:value-type="float" office:value="6163.7" table:style-name="ce2">
            <text:p>6163.7</text:p>
          </table:table-cell>
          <table:table-cell office:value-type="float" office:value="121.28409535962" table:style-name="ce2">
            <text:p>121.2840954</text:p>
          </table:table-cell>
          <table:table-cell office:value-type="float" office:value="3240" table:style-name="ce1">
            <text:p>3240</text:p>
          </table:table-cell>
          <table:table-cell office:value-type="float" office:value="5760" table:style-name="ce1">
            <text:p>576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3590" table:style-name="ce1">
            <text:p>3590</text:p>
          </table:table-cell>
          <table:table-cell office:value-type="float" office:value="6390" table:style-name="ce1">
            <text:p>639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3940" table:style-name="ce1">
            <text:p>3940</text:p>
          </table:table-cell>
          <table:table-cell office:value-type="float" office:value="7020" table:style-name="ce1">
            <text:p>702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4290" table:style-name="ce1">
            <text:p>4290</text:p>
          </table:table-cell>
          <table:table-cell office:value-type="float" office:value="7650" table:style-name="ce1">
            <text:p>765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4640" table:style-name="ce1">
            <text:p>4640</text:p>
          </table:table-cell>
          <table:table-cell office:value-type="float" office:value="8280" table:style-name="ce1">
            <text:p>828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4990" table:style-name="ce1">
            <text:p>4990</text:p>
          </table:table-cell>
          <table:table-cell office:value-type="float" office:value="8910" table:style-name="ce1">
            <text:p>8910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5340" table:style-name="ce1">
            <text:p>5340</text:p>
          </table:table-cell>
          <table:table-cell office:value-type="float" office:value="9540" table:style-name="ce1">
            <text:p>9540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0" table:formula="msoxl:=#VALUE!" table:style-name="ce2">
            <text:p>#VALUE!</text:p>
          </table:table-cell>
          <table:table-cell office:value-type="float" office:value="5690" table:style-name="ce1">
            <text:p>5690</text:p>
          </table:table-cell>
          <table:table-cell office:value-type="float" office:value="10170" table:style-name="ce1">
            <text:p>10170</text:p>
          </table:table-cell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8_user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sampler_label</text:p>
          </table:table-cell>
          <table:table-cell office:value-type="string" table:style-name="ce1">
            <text:p>aggregate_report_count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aggregate_report_median</text:p>
          </table:table-cell>
          <table:table-cell office:value-type="string" table:style-name="ce1">
            <text:p>aggregate_report_90%_line</text:p>
          </table:table-cell>
          <table:table-cell office:value-type="string" table:style-name="ce1">
            <text:p>aggregate_report_min</text:p>
          </table:table-cell>
          <table:table-cell office:value-type="string" table:style-name="ce1">
            <text:p>aggregate_report_max</text:p>
          </table:table-cell>
          <table:table-cell office:value-type="string" table:style-name="ce1">
            <text:p>aggregate_report_error%</text:p>
          </table:table-cell>
          <table:table-cell office:value-type="string" table:style-name="ce1">
            <text:p>aggregate_report_rate</text:p>
          </table:table-cell>
          <table:table-cell office:value-type="string" table:style-name="ce1">
            <text:p>aggregate_report_bandwidt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(Basic R)</text:p>
          </table:table-cell>
          <table:table-cell office:value-type="float" office:value="64" table:style-name="ce1">
            <text:p>64</text:p>
          </table:table-cell>
          <table:table-cell office:value-type="float" office:value="3044" table:style-name="ce1">
            <text:p>3044</text:p>
          </table:table-cell>
          <table:table-cell office:value-type="float" office:value="2198" table:style-name="ce1">
            <text:p>2198</text:p>
          </table:table-cell>
          <table:table-cell office:value-type="float" office:value="6205" table:style-name="ce1">
            <text:p>6205</text:p>
          </table:table-cell>
          <table:table-cell office:value-type="float" office:value="575" table:style-name="ce1">
            <text:p>575</text:p>
          </table:table-cell>
          <table:table-cell office:value-type="float" office:value="8069" table:style-name="ce1">
            <text:p>8069</text:p>
          </table:table-cell>
          <table:table-cell office:value-type="float" office:value="0" table:style-name="ce1">
            <text:p>0</text:p>
          </table:table-cell>
          <table:table-cell office:value-type="float" office:value="0.20607469563733399" table:style-name="ce1">
            <text:p>0.206074696</text:p>
          </table:table-cell>
          <table:table-cell office:value-type="float" office:value="2.2619225984248201" table:style-name="ce1">
            <text:p>2.2619225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(Basic C)</text:p>
          </table:table-cell>
          <table:table-cell office:value-type="float" office:value="64" table:style-name="ce1">
            <text:p>64</text:p>
          </table:table-cell>
          <table:table-cell office:value-type="float" office:value="3001" table:style-name="ce1">
            <text:p>3001</text:p>
          </table:table-cell>
          <table:table-cell office:value-type="float" office:value="2528" table:style-name="ce1">
            <text:p>2528</text:p>
          </table:table-cell>
          <table:table-cell office:value-type="float" office:value="5365" table:style-name="ce1">
            <text:p>5365</text:p>
          </table:table-cell>
          <table:table-cell office:value-type="float" office:value="435" table:style-name="ce1">
            <text:p>435</text:p>
          </table:table-cell>
          <table:table-cell office:value-type="float" office:value="6735" table:style-name="ce1">
            <text:p>6735</text:p>
          </table:table-cell>
          <table:table-cell office:value-type="float" office:value="0" table:style-name="ce1">
            <text:p>0</text:p>
          </table:table-cell>
          <table:table-cell office:value-type="float" office:value="0.20596261778487199" table:style-name="ce1">
            <text:p>0.205962618</text:p>
          </table:table-cell>
          <table:table-cell office:value-type="float" office:value="1.85474466267185" table:style-name="ce1">
            <text:p>1.8547446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Adj R</text:p>
          </table:table-cell>
          <table:table-cell office:value-type="float" office:value="64" table:style-name="ce1">
            <text:p>64</text:p>
          </table:table-cell>
          <table:table-cell office:value-type="float" office:value="3112" table:style-name="ce1">
            <text:p>3112</text:p>
          </table:table-cell>
          <table:table-cell office:value-type="float" office:value="2326" table:style-name="ce1">
            <text:p>2326</text:p>
          </table:table-cell>
          <table:table-cell office:value-type="float" office:value="6703" table:style-name="ce1">
            <text:p>6703</text:p>
          </table:table-cell>
          <table:table-cell office:value-type="float" office:value="1030" table:style-name="ce1">
            <text:p>1030</text:p>
          </table:table-cell>
          <table:table-cell office:value-type="float" office:value="8626" table:style-name="ce1">
            <text:p>8626</text:p>
          </table:table-cell>
          <table:table-cell office:value-type="float" office:value="0" table:style-name="ce1">
            <text:p>0</text:p>
          </table:table-cell>
          <table:table-cell office:value-type="float" office:value="0.20525254080196001" table:style-name="ce1">
            <text:p>0.205252541</text:p>
          </table:table-cell>
          <table:table-cell office:value-type="float" office:value="2.32362938807483" table:style-name="ce1">
            <text:p>2.3236293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Adj C</text:p>
          </table:table-cell>
          <table:table-cell office:value-type="float" office:value="64" table:style-name="ce1">
            <text:p>64</text:p>
          </table:table-cell>
          <table:table-cell office:value-type="float" office:value="3197" table:style-name="ce1">
            <text:p>3197</text:p>
          </table:table-cell>
          <table:table-cell office:value-type="float" office:value="2293" table:style-name="ce1">
            <text:p>2293</text:p>
          </table:table-cell>
          <table:table-cell office:value-type="float" office:value="6291" table:style-name="ce1">
            <text:p>6291</text:p>
          </table:table-cell>
          <table:table-cell office:value-type="float" office:value="743" table:style-name="ce1">
            <text:p>743</text:p>
          </table:table-cell>
          <table:table-cell office:value-type="float" office:value="8903" table:style-name="ce1">
            <text:p>8903</text:p>
          </table:table-cell>
          <table:table-cell office:value-type="float" office:value="0" table:style-name="ce1">
            <text:p>0</text:p>
          </table:table-cell>
          <table:table-cell office:value-type="float" office:value="0.20603754390370299" table:style-name="ce1">
            <text:p>0.206037544</text:p>
          </table:table-cell>
          <table:table-cell office:value-type="float" office:value="1.86232964679048" table:style-name="ce1">
            <text:p>1.8623296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Adj Chg R</text:p>
          </table:table-cell>
          <table:table-cell office:value-type="float" office:value="64" table:style-name="ce1">
            <text:p>64</text:p>
          </table:table-cell>
          <table:table-cell office:value-type="float" office:value="3253" table:style-name="ce1">
            <text:p>3253</text:p>
          </table:table-cell>
          <table:table-cell office:value-type="float" office:value="2242" table:style-name="ce1">
            <text:p>2242</text:p>
          </table:table-cell>
          <table:table-cell office:value-type="float" office:value="6680" table:style-name="ce1">
            <text:p>6680</text:p>
          </table:table-cell>
          <table:table-cell office:value-type="float" office:value="430" table:style-name="ce1">
            <text:p>430</text:p>
          </table:table-cell>
          <table:table-cell office:value-type="float" office:value="9686" table:style-name="ce1">
            <text:p>9686</text:p>
          </table:table-cell>
          <table:table-cell office:value-type="float" office:value="0" table:style-name="ce1">
            <text:p>0</text:p>
          </table:table-cell>
          <table:table-cell office:value-type="float" office:value="0.20749645797062" table:style-name="ce1">
            <text:p>0.207496458</text:p>
          </table:table-cell>
          <table:table-cell office:value-type="float" office:value="1.3652194244648099" table:style-name="ce1">
            <text:p>1.3652194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Adj Chg C</text:p>
          </table:table-cell>
          <table:table-cell office:value-type="float" office:value="64" table:style-name="ce1">
            <text:p>64</text:p>
          </table:table-cell>
          <table:table-cell office:value-type="float" office:value="3034" table:style-name="ce1">
            <text:p>3034</text:p>
          </table:table-cell>
          <table:table-cell office:value-type="float" office:value="2402" table:style-name="ce1">
            <text:p>2402</text:p>
          </table:table-cell>
          <table:table-cell office:value-type="float" office:value="5782" table:style-name="ce1">
            <text:p>5782</text:p>
          </table:table-cell>
          <table:table-cell office:value-type="float" office:value="300" table:style-name="ce1">
            <text:p>300</text:p>
          </table:table-cell>
          <table:table-cell office:value-type="float" office:value="7652" table:style-name="ce1">
            <text:p>7652</text:p>
          </table:table-cell>
          <table:table-cell office:value-type="float" office:value="0" table:style-name="ce1">
            <text:p>0</text:p>
          </table:table-cell>
          <table:table-cell office:value-type="float" office:value="0.20829265117490101" table:style-name="ce1">
            <text:p>0.208292651</text:p>
          </table:table-cell>
          <table:table-cell office:value-type="float" office:value="0.52529565758640895" table:style-name="ce1">
            <text:p>0.5252956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Inc Del Yield R</text:p>
          </table:table-cell>
          <table:table-cell office:value-type="float" office:value="64" table:style-name="ce1">
            <text:p>64</text:p>
          </table:table-cell>
          <table:table-cell office:value-type="float" office:value="3157" table:style-name="ce1">
            <text:p>3157</text:p>
          </table:table-cell>
          <table:table-cell office:value-type="float" office:value="2295" table:style-name="ce1">
            <text:p>2295</text:p>
          </table:table-cell>
          <table:table-cell office:value-type="float" office:value="5969" table:style-name="ce1">
            <text:p>5969</text:p>
          </table:table-cell>
          <table:table-cell office:value-type="float" office:value="301" table:style-name="ce1">
            <text:p>301</text:p>
          </table:table-cell>
          <table:table-cell office:value-type="float" office:value="8635" table:style-name="ce1">
            <text:p>8635</text:p>
          </table:table-cell>
          <table:table-cell office:value-type="float" office:value="0" table:style-name="ce1">
            <text:p>0</text:p>
          </table:table-cell>
          <table:table-cell office:value-type="float" office:value="0.20955162500736699" table:style-name="ce1">
            <text:p>0.209551625</text:p>
          </table:table-cell>
          <table:table-cell office:value-type="float" office:value="1.4043789485337901" table:style-name="ce1">
            <text:p>1.4043789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Inc Del Yield C</text:p>
          </table:table-cell>
          <table:table-cell office:value-type="float" office:value="64" table:style-name="ce1">
            <text:p>64</text:p>
          </table:table-cell>
          <table:table-cell office:value-type="float" office:value="2850" table:style-name="ce1">
            <text:p>2850</text:p>
          </table:table-cell>
          <table:table-cell office:value-type="float" office:value="2284" table:style-name="ce1">
            <text:p>2284</text:p>
          </table:table-cell>
          <table:table-cell office:value-type="float" office:value="5843" table:style-name="ce1">
            <text:p>5843</text:p>
          </table:table-cell>
          <table:table-cell office:value-type="float" office:value="418" table:style-name="ce1">
            <text:p>418</text:p>
          </table:table-cell>
          <table:table-cell office:value-type="float" office:value="8161" table:style-name="ce1">
            <text:p>8161</text:p>
          </table:table-cell>
          <table:table-cell office:value-type="float" office:value="0" table:style-name="ce1">
            <text:p>0</text:p>
          </table:table-cell>
          <table:table-cell office:value-type="float" office:value="0.21095307942053801" table:style-name="ce1">
            <text:p>0.210953079</text:p>
          </table:table-cell>
          <table:table-cell office:value-type="float" office:value="0.51951573495723302" table:style-name="ce1">
            <text:p>0.5195157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Inc Del Yield Chg R</text:p>
          </table:table-cell>
          <table:table-cell office:value-type="float" office:value="64" table:style-name="ce1">
            <text:p>64</text:p>
          </table:table-cell>
          <table:table-cell office:value-type="float" office:value="3223" table:style-name="ce1">
            <text:p>3223</text:p>
          </table:table-cell>
          <table:table-cell office:value-type="float" office:value="2284" table:style-name="ce1">
            <text:p>2284</text:p>
          </table:table-cell>
          <table:table-cell office:value-type="float" office:value="6976" table:style-name="ce1">
            <text:p>6976</text:p>
          </table:table-cell>
          <table:table-cell office:value-type="float" office:value="326" table:style-name="ce1">
            <text:p>326</text:p>
          </table:table-cell>
          <table:table-cell office:value-type="float" office:value="9491" table:style-name="ce1">
            <text:p>9491</text:p>
          </table:table-cell>
          <table:table-cell office:value-type="float" office:value="0" table:style-name="ce1">
            <text:p>0</text:p>
          </table:table-cell>
          <table:table-cell office:value-type="float" office:value="0.21230506911525199" table:style-name="ce1">
            <text:p>0.212305069</text:p>
          </table:table-cell>
          <table:table-cell office:value-type="float" office:value="1.39192381357956" table:style-name="ce1">
            <text:p>1.3919238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p Inc Del Yield Chg C</text:p>
          </table:table-cell>
          <table:table-cell office:value-type="float" office:value="64" table:style-name="ce1">
            <text:p>64</text:p>
          </table:table-cell>
          <table:table-cell office:value-type="float" office:value="3019" table:style-name="ce1">
            <text:p>3019</text:p>
          </table:table-cell>
          <table:table-cell office:value-type="float" office:value="2319" table:style-name="ce1">
            <text:p>2319</text:p>
          </table:table-cell>
          <table:table-cell office:value-type="float" office:value="5823" table:style-name="ce1">
            <text:p>5823</text:p>
          </table:table-cell>
          <table:table-cell office:value-type="float" office:value="670" table:style-name="ce1">
            <text:p>670</text:p>
          </table:table-cell>
          <table:table-cell office:value-type="float" office:value="8742" table:style-name="ce1">
            <text:p>8742</text:p>
          </table:table-cell>
          <table:table-cell office:value-type="float" office:value="0" table:style-name="ce1">
            <text:p>0</text:p>
          </table:table-cell>
          <table:table-cell office:value-type="float" office:value="0.21346710605312699" table:style-name="ce1">
            <text:p>0.213467106</text:p>
          </table:table-cell>
          <table:table-cell office:value-type="float" office:value="0.53287625349385603" table:style-name="ce1">
            <text:p>0.5328762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640" table:style-name="ce1">
            <text:p>640</text:p>
          </table:table-cell>
          <table:table-cell office:value-type="float" office:value="3089" table:style-name="ce1">
            <text:p>3089</text:p>
          </table:table-cell>
          <table:table-cell office:value-type="float" office:value="2322" table:style-name="ce1">
            <text:p>2322</text:p>
          </table:table-cell>
          <table:table-cell office:value-type="float" office:value="5969" table:style-name="ce1">
            <text:p>5969</text:p>
          </table:table-cell>
          <table:table-cell office:value-type="float" office:value="300" table:style-name="ce1">
            <text:p>300</text:p>
          </table:table-cell>
          <table:table-cell office:value-type="float" office:value="9686" table:style-name="ce1">
            <text:p>9686</text:p>
          </table:table-cell>
          <table:table-cell office:value-type="float" office:value="0" table:style-name="ce1">
            <text:p>0</text:p>
          </table:table-cell>
          <table:table-cell office:value-type="float" office:value="2.0214015893270001" table:style-name="ce1">
            <text:p>2.021401589</text:p>
          </table:table-cell>
          <table:table-cell office:value-type="float" office:value="13.676714445638501" table:style-name="ce1">
            <text:p>13.67671445</text:p>
          </table:table-cell>
          <table:table-cell table:number-columns-repeated="16374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I-Lin Kuo</dc:creator>
    <dc:date>2010-12-23T14:47:44Z</dc:date>
    <meta:editing-cycles>1</meta:editing-cycles>
    <meta:editing-duration>PT2160S</meta:editing-duration>
  </office:meta>
</office:document-meta>
</file>